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목록_20_단락">
      <style:paragraph-properties fo:margin-left="0cm" fo:margin-right="0cm" fo:text-indent="0cm" style:auto-text-indent="false">
        <style:tab-stops/>
      </style:paragraph-properties>
    </style:style>
    <style:style style:name="P2" style:family="paragraph" style:parent-style-name="Standard">
      <style:paragraph-properties fo:orphans="2" fo:widows="2"/>
      <style:text-properties fo:font-size="15pt" style:font-size-asian="15pt" style:font-size-complex="15pt"/>
    </style:style>
    <style:style style:name="P3" style:family="paragraph" style:parent-style-name="목록_20_단락" style:master-page-name="MP0">
      <style:paragraph-properties fo:margin-left="0cm" fo:margin-right="0cm" fo:text-indent="0cm" style:auto-text-indent="false" style:page-number="auto" fo:break-before="page">
        <style:tab-stops/>
      </style:paragraph-properties>
    </style:style>
    <style:style style:name="P4" style:family="paragraph" style:parent-style-name="목록_20_단락" style:list-style-name="WWNum1"/>
    <style:style style:name="P5" style:family="paragraph" style:parent-style-name="목록_20_단락" style:list-style-name="WWNum1">
      <style:text-properties fo:font-weight="bold" style:font-weight-asian="bold"/>
    </style:style>
    <style:style style:name="P6" style:family="paragraph" style:parent-style-name="목록_20_단락" style:list-style-name="WWNum1">
      <style:text-properties fo:font-weight="bold" officeooo:rsid="001197eb" officeooo:paragraph-rsid="001197eb" style:font-weight-asian="bold" style:font-weight-complex="bold"/>
    </style:style>
    <style:style style:name="P7" style:family="paragraph" style:parent-style-name="목록_20_단락" style:list-style-name="WWNum1">
      <style:text-properties officeooo:rsid="0010aee5" officeooo:paragraph-rsid="0010aee5"/>
    </style:style>
    <style:style style:name="P8" style:family="paragraph" style:parent-style-name="목록_20_단락" style:list-style-name="WWNum1">
      <style:text-properties fo:font-weight="normal" officeooo:rsid="001456e2" officeooo:paragraph-rsid="001456e2" style:font-weight-asian="normal" style:font-weight-complex="normal"/>
    </style:style>
    <style:style style:name="P9" style:family="paragraph" style:parent-style-name="목록_20_단락" style:list-style-name="WWNum1">
      <style:text-properties fo:font-weight="normal" officeooo:rsid="0016a0d3" officeooo:paragraph-rsid="0016a0d3" style:font-weight-asian="normal" style:font-weight-complex="normal"/>
    </style:style>
    <style:style style:name="P10" style:family="paragraph" style:parent-style-name="목록_20_단락" style:list-style-name="WWNum1">
      <style:text-properties fo:font-weight="normal" officeooo:rsid="00196a71" officeooo:paragraph-rsid="00196a71" style:font-weight-asian="normal" style:font-weight-complex="normal"/>
    </style:style>
    <style:style style:name="P11" style:family="paragraph" style:parent-style-name="목록_20_단락" style:list-style-name="WWNum1">
      <style:paragraph-properties fo:break-before="pag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기본_20_단락_20_글꼴"><text:span text:style-name="T1">-생성된 TCB*는 malloc으로 할당됨.<text:line-break/> 이를 해제할때는 어떻게?<text:line-break/> 생성됐던 TCB*를 저장하는 전역변수를 만들어야하나?</text:span></text:span></text:p>
      <text:p text:style-name="P1"><text:span text:style-name="기본_20_단락_20_글꼴"><text:span text:style-name="T1">-Init파일과 main파일 작성 후 test실행파일 make해서 테스트</text:span></text:span></text:p>
      <text:list xml:id="list89248725906973149" text:style-name="WWNum1">
        <text:list-item text:start-value="1">
          <text:p text:style-name="P4"><text:span text:style-name="기본_20_단락_20_글꼴"><text:span text:style-name="T1">스케쥴러</text:span></text:span></text:p>
          <text:list>
            <text:list-item>
              <text:p text:style-name="P4"><text:span text:style-name="기본_20_단락_20_글꼴"><text:span text:style-name="T2">자료구조</text:span></text:span></text:p>
              <text:list>
                <text:list-item>
                  <text:p text:style-name="P4"><text:span text:style-name="기본_20_단락_20_글꼴"><text:span text:style-name="T3">typedef struct _queue {<text:line-break/></text:span></text:span> <text:s text:c="3"/>TCB* head;<text:line-break/> <text:s text:c="3"/>TCB* tail;<text:line-break/> <text:s text:c="3"/>int size;<text:line-break/> <text:s text:c="3"/>int type;<text:line-break/>} queue</text:p>
                </text:list-item>
              </text:list>
            </text:list-item>
            <text:list-item>
              <text:p text:style-name="P4"><text:span text:style-name="기본_20_단락_20_글꼴"><text:span text:style-name="T2">큐에 해당하는 API</text:span></text:span></text:p>
              <text:list>
                <text:list-item>
                  <text:p text:style-name="P4"><text:span text:style-name="기본_20_단락_20_글꼴"><text:span text:style-name="T3">queue* Queue(int type) // 필요없을것같음.<text:line-break/></text:span></text:span>매개변수는 큐의 종류(레디,웨잇)<text:line-break/> <text:s/>queue.h에 #define READY_QUEUE<text:tab/>1<text:line-break/> <text:s/>queue.h에 #define WAIT_QUEUE<text:tab/><text:tab/>2<text:line-break/>반환값은 만들어진 Queue*. 성공하면 Queue*, 실패하면 NULL<text:line-break/>레디큐 혹은 웨잇큐 생성</text:p>
                </text:list-item>
                <text:list-item>
                  <text:p text:style-name="P4"><text:span text:style-name="기본_20_단락_20_글꼴"><text:span text:style-name="T3">int Push(Queue*, TCB*)<text:line-break/></text:span></text:span>매개변수는 큐에 tail에 넣을 TCB*<text:line-break/>반환값은 성공유무. 성공하면 0, 실패하면 -1<text:line-break/>큐에 tail에 TCB* 삽입.</text:p>
                </text:list-item>
                <text:list-item>
                  <text:p text:style-name="P4"><text:span text:style-name="기본_20_단락_20_글꼴"><text:span text:style-name="T3">int Pop(Queue*)<text:line-break/></text:span></text:span>반환값은 성공유무, 성공하면 0, 실패하면 -1<text:line-break/>큐의 head 제거</text:p>
                </text:list-item>
                <text:list-item>
                  <text:p text:style-name="P4"><text:span text:style-name="기본_20_단락_20_글꼴"><text:span text:style-name="T3">TCB* Front(Queue*)<text:line-break/></text:span></text:span>반환값은 큐의 head의 TCB*. 성공하면 TCB*반환, 실패하거나 없으면 NULL 반환<text:line-break/>head 반환.</text:p>
                </text:list-item>
                <text:list-item>
                  <text:p text:style-name="P4"><text:span text:style-name="기본_20_단락_20_글꼴"><text:span text:style-name="T3">TCB* Back(Queue*)<text:line-break/></text:span></text:span>반환값은 큐의 tail의 TCB*. 성공하면 TCB*반환, 실패하거나 없으면 NULL 반환<text:line-break/>tail 반환.</text:p>
                </text:list-item>
                <text:list-item>
                  <text:p text:style-name="P4"><text:span text:style-name="기본_20_단락_20_글꼴"><text:span text:style-name="T3">Int Size(Queue*)<text:line-break/></text:span></text:span>반환값은 Queue의 사이즈. 성공하면 0이상, 실패하면 -1.<text:line-break/>Queue의 elements의 개수를 반환.</text:p>
                </text:list-item>
                <text:list-item>
                  <text:p text:style-name="P4"><text:span text:style-name="기본_20_단락_20_글꼴"><text:span text:style-name="T3">TCB* Search(Queue*, thread_t tid)<text:line-break/></text:span></text:span>반환값은 tid에 해당하는 TCB*. 성공하면 TCB*, 실패하거나 없으면 NULL 반환.<text:line-break/>tid에 해당하는 TCB*를 반환한다.</text:p>
                </text:list-item>
                <text:list-item>
                  <text:p text:style-name="P4"><text:span text:style-name="기본_20_단락_20_글꼴"><text:span text:style-name="T3">int Remove(Queue*, TCB*)<text:line-break/></text:span></text:span>반환값은 성공여부. 성공하면 0, 실패하면 -1<text:line-break/>Queue에서 해당 TCB를 제거한다.<text:line-break/>ex1) TCB를 알 경우<text:line-break/> <text:s text:c="4"/>Remove(Queue, TCB*)<text:line-break/><text:soft-page-break/>ex2) TCB는 모르지만 tid는 알 경우<text:line-break/> <text:s text:c="4"/>Remove(Queue, Search(tid))</text:p>
                </text:list-item>
                <text:list-item>
                  <text:p text:style-name="P4"><text:span text:style-name="기본_20_단락_20_글꼴"><text:span text:style-name="T3">void GetStatus(Queue*)<text:line-break/></text:span></text:span>Queue의 정보를 보여줌.(개수, 큐의 상태를 시각적으로 보여주는거임)<text:line-break/>ex)<text:line-break/>size : 4<text:line-break/>front<text:tab/><text:tab/> <text:s text:c="9"/>back<text:line-break/>|----------|----------|----------|----------|<text:line-break/>| tcb*1 <text:s text:c="2"/>| tcb*2 <text:s/>| tcb*3 <text:s text:c="2"/>| tcb*4 <text:s text:c="2"/>|<text:line-break/> <text:s text:c="5"/>해당 tcb의 내용들주르륵</text:p>
                </text:list-item>
              </text:list>
            </text:list-item>
          </text:list>
        </text:list-item>
      </text:list>
      <text:p text:style-name="P2"/>
      <text:list xml:id="list15145907341091" text:continue-numbering="true" text:style-name="WWNum1">
        <text:list-item>
          <text:p text:style-name="P11"><text:span text:style-name="기본_20_단락_20_글꼴"><text:span text:style-name="T1">tc1</text:span></text:span></text:p>
          <text:list>
            <text:list-item>
              <text:p text:style-name="P4"><text:span text:style-name="기본_20_단락_20_글꼴"><text:span text:style-name="T2">round-robin scheduling of thread</text:span></text:span></text:p>
              <text:list>
                <text:list-item>
                  <text:p text:style-name="P4"><text:span text:style-name="기본_20_단락_20_글꼴"><text:span text:style-name="T3">void RunScheduler()<text:line-break/></text:span></text:span>ppt에 알고리즘 참조(14p)</text:p>
                  <text:list>
                    <text:list-item>
                      <text:p text:style-name="P4">rdq가 비어있다면</text:p>
                      <text:list>
                        <text:list-item>
                          <text:p text:style-name="P7">아무것도 안함</text:p>
                        </text:list-item>
                      </text:list>
                    </text:list-item>
                    <text:list-item>
                      <text:p text:style-name="P4">rdq가 비어있지 않다면</text:p>
                      <text:list>
                        <text:list-item>
                          <text:p text:style-name="P4">현재 실행중인 스레드 정보<text:line-break/>curtid = g_currun</text:p>
                        </text:list-item>
                        <text:list-item>
                          <text:p text:style-name="P4">레디큐의 front 스레드 정보<text:line-break/>pNewTid = rdq.front()</text:p>
                        </text:list-item>
                        <text:list-item>
                          <text:p text:style-name="P4">__ContextSwitch(curtid, pNewTid) 호출</text:p>
                        </text:list-item>
                        <text:list-item>
                          <text:p text:style-name="P4">현재 실행중인 스레드는 레디큐 tail로, 레디큐의 front스레드는 g_currun으로 저장</text:p>
                        </text:list-item>
                      </text:list>
                    </text:list-item>
                  </text:list>
                  <text:p text:style-name="P7">sleep(TIME_SLICE)</text:p>
                </text:list-item>
                <text:list-item>
                  <text:p text:style-name="P4"><text:span text:style-name="기본_20_단락_20_글꼴"><text:span text:style-name="T3">void _ContextSwitch(Thread aCurTid, Thread* apNewTid)</text:span></text:span></text:p>
                  <text:list>
                    <text:list-item>
                      <text:p text:style-name="P4">aCurTid에 해당하는 스레드는 sleep 시킴<text:line-break/>pthread_kill(aCurTid, SIGUSR1)<text:line-break/>-&gt; __thread_wait_handler가 등록되어 있으므로 호출 됨</text:p>
                    </text:list-item>
                    <text:list-item>
                      <text:p text:style-name="P4">apNewTid에 해당하는 스레드는 깨운다<text:line-break/>-&gt; __thread_wakeup(apNewTid)</text:p>
                    </text:list-item>
                  </text:list>
                </text:list-item>
              </text:list>
            </text:list-item>
            <text:list-item>
              <text:p text:style-name="P4"><text:span text:style-name="기본_20_단락_20_글꼴"><text:span text:style-name="T2">Testing API scopes</text:span></text:span></text:p>
              <text:list>
                <text:list-item>
                  <text:p text:style-name="P4"><text:span text:style-name="기본_20_단락_20_글꼴"><text:span text:style-name="T3">thread* __getThread(pthread_t) -&gt; Queue.h의 Search로 대체<text:line-break/></text:span></text:span>Thread* pTh = __getThread(pthread_self());<text:line-break/>레디큐에서 tid에 해당되는 TCB*를 받아오는 것.</text:p>
                </text:list-item>
                <text:list-item>
                  <text:p text:style-name="P4"><text:span text:style-name="기본_20_단락_20_글꼴"><text:span text:style-name="T3">int thread_create(thread_t *thread, thread_attr_t *attr, void *(*start_routine) (void *), void *arg);<text:line-break/></text:span></text:span>ppt에 알고리즘 참조(23,24p)</text:p>
                  <text:list>
                    <text:list-item>
                      <text:p text:style-name="P4">pthread_create(WrapperFunc)<text:line-break/>만들어진 스레드를 WrapperFunc.funcptr에 의해 두번 대기.<text:line-break/>첫번째 대기는 TCB초기화,rdq정리를 대기 : sigwait(SIGUSR1)<text:line-break/>두번째 대기는 스케쥴러에 의해 실행되는 것을 대기 : __thread_wait_handler</text:p>
                    </text:list-item>
                    <text:list-item>
                      <text:p text:style-name="P4">TCB초기화</text:p>
                    </text:list-item>
                    <text:list-item>
                      <text:p text:style-name="P4">rdq 뒤에 밀어넣고</text:p>
                    </text:list-item>
                    <text:list-item>
                      <text:p text:style-name="P4">pthread_kill(만들어진 스레드, SIGUSR1)<text:line-break/>WrapperFunc.funcptr의 첫번째 대기를 풀어줌</text:p>
                    </text:list-item>
                  </text:list>
                </text:list-item>
                <text:list-item>
                  <text:p text:style-name="P6">int thread_exit(void* retval)</text:p>
                  <text:list>
                    <text:list-item>
                      <text:p text:style-name="P8">반환값을 TCB에 저장.</text:p>
                    </text:list-item>
                    <text:list-item>
                      <text:p text:style-name="P9">Join 호출한놈에게 signal 보냄.</text:p>
                    </text:list-item>
                    <text:list-item>
                      <text:p text:style-name="P10"><text:soft-page-break/>스레드 종료</text:p>
                    </text:list-item>
                  </text:list>
                </text:list-item>
                <text:list-item>
                  <text:p text:style-name="P5">WrapperFunc</text:p>
                  <text:list>
                    <text:list-item>
                      <text:p text:style-name="P4">SIGUSR1에 대한 핸들러 등록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5147196473684" text:continue-numbering="true" text:style-name="WWNum1">
        <text:list-item>
          <text:p text:style-name="P11"><text:span text:style-name="기본_20_단락_20_글꼴"><text:span text:style-name="T1">tc2</text:span></text:span></text:p>
          <text:list>
            <text:list-item>
              <text:p text:style-name="P4"><text:span text:style-name="기본_20_단락_20_글꼴"><text:span text:style-name="T2">Testing API scopes</text:span></text:span></text:p>
              <text:list>
                <text:list-item>
                  <text:p text:style-name="P4"><text:span text:style-name="기본_20_단락_20_글꼴"><text:span text:style-name="T3">int thread_join(thread_t thread, void **retval);<text:line-break/></text:span></text:span>반환값은 성공여부. 성공시 0, 실패시 -1 반환<text:line-break/> <text:s/>retval == ESRCH : 식별변호 thread가 잘못된 경우<text:line-break/> <text:s/>retval == EINVAL : 식별번호 thread가 detached 상태일 경우</text:p>
                </text:list-item>
              </text:list>
            </text:list-item>
          </text:list>
        </text:list-item>
      </text:list>
      <text:p text:style-name="P2"/>
      <text:list xml:id="list15146854075050" text:continue-numbering="true" text:style-name="WWNum1">
        <text:list-item>
          <text:p text:style-name="P11"><text:span text:style-name="기본_20_단락_20_글꼴"><text:span text:style-name="T1">Tc3</text:span></text:span></text:p>
          <text:list>
            <text:list-item>
              <text:p text:style-name="P4"><text:span text:style-name="기본_20_단락_20_글꼴"><text:span text:style-name="T2">Testing API scopes</text:span></text:span></text:p>
              <text:list>
                <text:list-item>
                  <text:p text:style-name="P4"><text:span text:style-name="기본_20_단락_20_글꼴"><text:span text:style-name="T3">int thread_suspend(thread_t tid);</text:span></text:span></text:p>
                  <text:list>
                    <text:list-item>
                      <text:p text:style-name="P4">thread_t tcb = Search(rdq, tid);</text:p>
                    </text:list-item>
                    <text:list-item>
                      <text:p text:style-name="P4">tid가 rdq에 존재하면</text:p>
                      <text:list>
                        <text:list-item>
                          <text:p text:style-name="P4">tcb의 상태 변화(READY -&gt; SLEEP)<text:line-break/>tcb.status = THREAD_STATUS_SLEEP;</text:p>
                        </text:list-item>
                        <text:list-item>
                          <text:p text:style-name="P4">rdq에서 제거하고 wiq에 삽입<text:line-break/>Remove(rdq, tcb)<text:line-break/>Push(wiq, tcb)</text:p>
                        </text:list-item>
                      </text:list>
                    </text:list-item>
                    <text:list-item>
                      <text:p text:style-name="P4">tid가 rdq에 없으면</text:p>
                      <text:list>
                        <text:list-item>
                          <text:p text:style-name="P4">return -1</text:p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기본_20_단락_20_글꼴"><text:span text:style-name="T3">int thread_resume(thread_t tid);<text:line-break/></text:span></text:span>thread_suspend의 반대과정.<text:line-break/>rdq &lt;-&gt; wiq 해주면 됨.</text:p>
                  <text:list>
                    <text:list-item>
                      <text:p text:style-name="P4">thread_t tcb = Search(wiq, tid);</text:p>
                    </text:list-item>
                    <text:list-item>
                      <text:p text:style-name="P4">tid가 wiq에 존재하면</text:p>
                      <text:list>
                        <text:list-item>
                          <text:p text:style-name="P4">tcb 상태변화(SLEEP -&gt; READY)<text:line-break/>tcb.status = THREAD_STATUS_READY</text:p>
                        </text:list-item>
                        <text:list-item>
                          <text:p text:style-name="P4">wiq에서 제거하고 rdq에 삽입<text:line-break/>Remove(wiq, tcb)<text:line-break/>Push(wiq, tcb)</text:p>
                        </text:list-item>
                      </text:list>
                    </text:list-item>
                    <text:list-item>
                      <text:p text:style-name="P4">tid가 wiq에 없으면</text:p>
                      <text:list>
                        <text:list-item>
                          <text:p text:style-name="P4">return -1</text:p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기본_20_단락_20_글꼴"><text:span text:style-name="T3">int thread_cancel(thread_t tid);<text:line-break/></text:span></text:span>반환값 ?? 모르겟음<text:line-break/>thread를 강제로 종료시킴.</text:p>
                </text:list-item>
                <text:list-item>
                  <text:p text:style-name="P4"><text:span text:style-name="기본_20_단락_20_글꼴"><text:span text:style-name="T3">void thread_exit(void* retval);<text:line-break/></text:span></text:span>thread_exit을 호출한 스레드를 종료.<text:line-break/>retval은 pthread_join에서 사용 가능.</text:p>
                </text:list-item>
                <text:list-item>
                  <text:p text:style-name="P4"><text:span text:style-name="기본_20_단락_20_글꼴"><text:span text:style-name="T3">thread* thread_self()</text:span>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hyphenation-ladder-count="no-limit"/>
      <style:text-properties fo:hyphenate="false"/>
    </style:style>
    <style:style style:name="표준" style:family="paragraph">
      <style:paragraph-properties fo:hyphenation-ladder-count="no-limit" style:text-autospace="none" style:line-break="normal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목록_20_단락" style:display-name="목록 단락" style:family="paragraph" style:parent-style-name="Standard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기본_20_단락_20_글꼴" style:display-name="기본 단락 글꼴" style:family="text"/>
    <style:style style:name="머리글_20_Char" style:display-name="머리글 Char" style:family="text" style:parent-style-name="기본_20_단락_20_글꼴"/>
    <style:style style:name="바닥글_20_Char" style:display-name="바닥글 Char" style:family="text" style:parent-style-name="기본_20_단락_20_글꼴"/>
    <style:style style:name="ListLabel_20_1" style:display-name="ListLabel 1" style:family="text">
      <style:text-properties fo:font-size="15pt" style:font-size-asian="15pt" style:font-size-complex="15pt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ListLabel_20_3" style:display-name="ListLabel 3" style:family="text">
      <style:text-properties fo:font-weight="bold" style:font-weight-asian="bold"/>
    </style:style>
    <style:style style:name="WW_5f_CharLFO2LVL1" style:display-name="WW_CharLFO2LVL1" style:family="text">
      <style:text-properties fo:font-size="15pt" style:font-size-asian="15pt" style:font-size-complex="15pt"/>
    </style:style>
    <style:style style:name="WW_5f_CharLFO2LVL2" style:display-name="WW_CharLFO2LVL2" style:family="text">
      <style:text-properties fo:font-size="12pt" style:font-size-asian="12pt" style:font-size-complex="12pt"/>
    </style:style>
    <style:style style:name="WW_5f_CharLFO2LVL3" style:display-name="WW_CharLFO2LVL3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text:style-name="WW_5f_CharLFO2LVL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YuSangHuck</meta:initial-creator>
    <meta:creation-date>2018-12-04T12:24:00Z</meta:creation-date>
    <dc:date>2018-12-19T01:51:45.830239901</dc:date>
    <meta:editing-cycles>309</meta:editing-cycles>
    <meta:editing-duration>PT5H25M11S</meta:editing-duration>
    <meta:document-statistic meta:table-count="0" meta:image-count="0" meta:object-count="0" meta:page-count="6" meta:paragraph-count="64" meta:word-count="1120" meta:character-count="3320" meta:non-whitespace-character-count="28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